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583in" fo:margin-left="-0.3396in" table:align="left" style:shadow="none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0313in"/>
    </style:style>
    <style:style style:name="Table1.D" style:family="table-column">
      <style:table-column-properties style:column-width="0.9896in"/>
    </style:style>
    <style:style style:name="Table1.F" style:family="table-column">
      <style:table-column-properties style:column-width="0.906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52a34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officeooo:paragraph-rsid="01da2136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2aad49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1da2136" officeooo:paragraph-rsid="005468f0" style:font-size-asian="7pt" style:font-weight-asian="normal" style:font-size-complex="7pt" style:font-weight-complex="normal"/>
    </style:style>
    <style:style style:name="P7" style:family="paragraph" style:parent-style-name="Table_20_Contents">
      <style:text-properties style:font-name="Liberation Serif" fo:font-size="10pt" officeooo:paragraph-rsid="00125fa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officeooo:rsid="001f7fdc" officeooo:paragraph-rsid="0043860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4b38a" officeooo:paragraph-rsid="0044b38a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4b38a" officeooo:paragraph-rsid="001f7fdc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5f265" officeooo:paragraph-rsid="0045f26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officeooo:rsid="0044b38a" officeooo:paragraph-rsid="0044b38a" style:font-size-asian="10pt" style:font-weight-asian="bold" style:font-size-complex="10pt" style:font-weight-complex="bold"/>
    </style:style>
    <style:style style:name="P1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03a491a" style:font-size-asian="8pt" style:font-size-complex="8pt"/>
    </style:style>
    <style:style style:name="P19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03a491a" style:font-size-asian="9pt" style:font-size-complex="9pt"/>
    </style:style>
    <style:style style:name="P20" style:family="paragraph" style:parent-style-name="Table_20_Contents" style:list-style-name="">
      <style:paragraph-properties fo:text-align="end" style:justify-single-word="false"/>
    </style:style>
    <style:style style:name="P21" style:family="paragraph" style:parent-style-name="Table_20_Contents">
      <style:text-properties style:font-name="Liberation Serif" fo:font-size="10pt" officeooo:paragraph-rsid="00125fa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c06e7" officeooo:paragraph-rsid="005c06e7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4e9de8"/>
    </style:style>
    <style:style style:name="T2" style:family="text">
      <style:text-properties officeooo:rsid="001568b6"/>
    </style:style>
    <style:style style:name="T3" style:family="text">
      <style:text-properties officeooo:rsid="0052a34d"/>
    </style:style>
    <style:style style:name="T4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Arial" fo:font-size="10pt" officeooo:rsid="002a872a" style:font-size-asian="10pt" style:font-size-complex="10pt"/>
    </style:style>
    <style:style style:name="T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7">Date</text:p>
            </table:table-cell>
            <table:table-cell table:style-name="Table1.A1" office:value-type="string">
              <text:p text:style-name="P10">Document Type</text:p>
            </table:table-cell>
            <table:table-cell table:style-name="Table1.A1" office:value-type="string">
              <text:p text:style-name="P11">Receipt Qty</text:p>
            </table:table-cell>
            <table:table-cell table:style-name="Table1.A1" office:value-type="string">
              <text:p text:style-name="P12">Issue Qty</text:p>
            </table:table-cell>
            <table:table-cell table:style-name="Table1.A1" office:value-type="string">
              <text:p text:style-name="P12">Balance Qty</text:p>
            </table:table-cell>
            <table:table-cell table:style-name="Table1.F1" office:value-type="string">
              <text:p text:style-name="P23">Value</text:p>
            </table:table-cell>
          </table:table-row>
        </table:table-header-rows>
        <table:table-row table:style-name="Table1.1">
          <table:table-cell table:style-name="Table1.A2" table:number-columns-spanned="2" office:value-type="string">
            <text:p text:style-name="P9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18" text:outline-level="2"><text:text-input text:description="&lt;if test=&quot;line['location_or_product']==True&quot;&gt;">if new location or product or group or pitch </text:text-input></text:h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 table:style-name="Table1.1">
          <table:table-cell table:style-name="Table1.F1" table:number-columns-spanned="6" office:value-type="string">
            <text:p text:style-name="P6"><text:span text:style-name="Source_20_Text"><text:span text:style-name="T10"><text:text-input text:description="&lt;line['location_or_product_name']&gt;">location or peoduc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h text:style-name="P19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h text:style-name="P18" text:outline-level="2"><text:text-input text:description="&lt;if test=&quot;line['location_or_product']==False&quot;&gt;">if data</text:text-input></text:h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5"><text:span text:style-name="Source_20_Text"><text:span text:style-name="T8"><text:text-input text:description="&lt;line['date']&gt;">date</text:text-input></text:span></text:span></text:p>
          </table:table-cell>
          <table:table-cell table:style-name="Table1.A2" office:value-type="string">
            <text:p text:style-name="P4"><text:span text:style-name="Source_20_Text"><text:span text:style-name="T9"><text:text-input text:description="&lt;line['doc_type']&gt;">document name</text:text-input></text:span></text:span></text:p>
          </table:table-cell>
          <table:table-cell table:style-name="Table1.A2" office:value-type="string">
            <text:p text:style-name="P14"><text:s/><text:bookmark-start text:name="__DdeLink__185_2061861996312"/><text:text-input text:description="&lt;line['receipt_qty']&gt;">receipt qty</text:text-input><text:bookmark-end text:name="__DdeLink__185_2061861996312"/></text:p>
          </table:table-cell>
          <table:table-cell table:style-name="Table1.A2" office:value-type="string">
            <text:p text:style-name="P15"><text:bookmark-start text:name="__DdeLink__185_206186199611612"/><text:span text:style-name="Source_20_Text"><text:span text:style-name="T9"><text:text-input text:description="&lt;line['issue_qty']&gt;">issue qty</text:text-input></text:span></text:span><text:bookmark-end text:name="__DdeLink__185_206186199611612"/></text:p>
          </table:table-cell>
          <table:table-cell table:style-name="Table1.A2" office:value-type="string">
            <text:p text:style-name="P13"><text:bookmark-start text:name="__DdeLink__185_206186199611712"/><text:text-input text:description="&lt;line['balance_qty']&gt;">balance qty</text:text-input><text:bookmark-end text:name="__DdeLink__185_206186199611712"/></text:p>
          </table:table-cell>
          <table:table-cell table:style-name="Table1.F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h text:style-name="P19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  <table:table-row table:style-name="Table1.1">
          <table:table-cell table:style-name="Table1.A9" table:number-columns-spanned="5" office:value-type="string">
            <text:p text:style-name="P7"><text:span text:style-name="Source_20_Text"><text:span text:style-name="T6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9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1146in" fo:margin-left="0in" table:align="left"/>
    </style:style>
    <style:style style:name="Table2.A" style:family="table-column">
      <style:table-column-properties style:column-width="7.1146in"/>
    </style:style>
    <style:style style:name="Table2.1" style:family="table-row">
      <style:table-row-properties style:row-height="0.2in"/>
    </style:style>
    <style:style style:name="Table2.A1" style:family="table-cell">
      <style:table-cell-properties style:vertical-align="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52a34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4" style:family="paragraph" style:parent-style-name="Table_20_Contents" style:list-style-name="">
      <style:paragraph-properties fo:text-align="end" style:justify-single-word="false"/>
    </style:style>
    <style:style style:name="MT1" style:family="text">
      <style:text-properties officeooo:rsid="004e9de8"/>
    </style:style>
    <style:style style:name="MT2" style:family="text">
      <style:text-properties officeooo:rsid="001568b6"/>
    </style:style>
    <style:style style:name="MT3" style:family="text">
      <style:text-properties officeooo:rsid="0052a34d"/>
    </style:style>
    <style:style style:name="MT4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page-layout style:name="Mpm1">
      <style:page-layout-properties fo:page-width="8.2681in" fo:page-height="11.6929in" style:num-format="1" style:print-orientation="portrait" fo:margin-top="0.3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Stock Register</text:span> <text:span text:style-name="MT2">For</text:span> <text:text-input text:description="&lt;o.get_value('sales_type')&gt;">service name</text:text-input> <text:span text:style-name="MT3">From </text:span><text:span text:style-name="MT3"><text:text-input text:description="&lt;o.get_value('stock_register_start_date')&gt;">date</text:text-input></text:span><text:span text:style-name="MT3"> To </text:span><text:span text:style-name="MT3"><text:text-input text:description="&lt;o.get_value('stock_register_stop_date')&gt;">date</text:text-input></text:span></text:p>
        <text:p text:style-name="MP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4" text:outline-level="2"><text:span text:style-name="Source_20_Text"><text:span text:style-name="MT4">Page </text:span></text:span><text:span text:style-name="Source_20_Text"><text:span text:style-name="MT4"><text:page-number text:select-page="current">1</text:page-number></text:span></text:span><text:span text:style-name="Source_20_Text"><text:span text:style-name="MT4"> of </text:span></text:span><text:span text:style-name="Source_20_Text"><text:span text:style-name="MT4"><text:page-count>1</text:page-count></text:span></text:span></text:h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4-01-03T23:28:00.100761394</dc:date>
    <dc:creator>sandeep </dc:creator>
    <meta:editing-duration>PT2H35M10S</meta:editing-duration>
    <meta:editing-cycles>86</meta:editing-cycles>
    <meta:generator>LibreOffice/4.1.3.2$Linux_X86_64 LibreOffice_project/410m0$Build-2</meta:generator>
    <meta:document-statistic meta:table-count="2" meta:image-count="0" meta:object-count="0" meta:page-count="1" meta:paragraph-count="21" meta:word-count="63" meta:character-count="311" meta:non-whitespace-character-count="267"/>
  </office:meta>
</office:document-meta>
</file>